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984in"/>
    </style:style>
    <style:style style:name="co4" style:family="table-column">
      <style:table-column-properties fo:break-before="auto" style:column-width="2.0209in"/>
    </style:style>
    <style:style style:name="co5" style:family="table-column">
      <style:table-column-properties fo:break-before="auto" style:column-width="4.2827in"/>
    </style:style>
    <style:style style:name="co6" style:family="table-column">
      <style:table-column-properties fo:break-before="auto" style:column-width="4.6665in"/>
    </style:style>
    <style:style style:name="co7" style:family="table-column">
      <style:table-column-properties fo:break-before="auto" style:column-width="7.8681in"/>
    </style:style>
    <style:style style:name="co8" style:family="table-column">
      <style:table-column-properties fo:break-before="auto" style:column-width="1.9772in"/>
    </style:style>
    <style:style style:name="co9" style:family="table-column">
      <style:table-column-properties fo:break-before="auto" style:column-width="3.7138in"/>
    </style:style>
    <style:style style:name="ro9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7354in" fo:break-before="auto" style:use-optimal-row-height="false"/>
    </style:style>
    <style:style style:name="ro4" style:family="table-row">
      <style:table-row-properties style:row-height="1.6992in" fo:break-before="auto" style:use-optimal-row-height="false"/>
    </style:style>
    <style:style style:name="ro5" style:family="table-row">
      <style:table-row-properties style:row-height="2.7772in" fo:break-before="auto" style:use-optimal-row-height="true"/>
    </style:style>
    <style:style style:name="ro6" style:family="table-row">
      <style:table-row-properties style:row-height="5.1402in" fo:break-before="auto" style:use-optimal-row-height="true"/>
    </style:style>
    <style:style style:name="ro7" style:family="table-row">
      <style:table-row-properties style:row-height="1.3984in" fo:break-before="auto" style:use-optimal-row-height="true"/>
    </style:style>
    <style:style style:name="ro8" style:family="table-row">
      <style:table-row-properties style:row-height="2.2075in" fo:break-before="auto" style:use-optimal-row-height="false"/>
    </style:style>
    <style:style style:name="ro10" style:family="table-row">
      <style:table-row-properties style:row-height="0.7146in" fo:break-before="auto" style:use-optimal-row-height="false"/>
    </style:style>
    <style:style style:name="ro11" style:family="table-row">
      <style:table-row-properties style:row-height="1.29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cccc" fo:border="0.06pt solid #000000" style:vertical-align="middle"/>
      <style:text-properties fo:font-size="13pt" style:font-size-asian="13pt" style:font-size-complex="13pt"/>
    </style:style>
    <style:style style:name="ce15" style:family="table-cell" style:parent-style-name="Default">
      <style:table-cell-properties fo:border="0.06pt solid #000000" style:vertical-align="middle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in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justify" fo:margin-left="0in"/>
      <style:text-properties fo:font-size="13pt" style:font-size-asian="13pt" style:font-size-complex="13pt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ackground-color="#cccccc" fo:border="0.06pt solid #000000" style:vertical-align="top"/>
      <style:text-properties fo:font-size="13pt" style:font-size-asian="13pt" style:font-size-complex="13pt"/>
    </style:style>
    <style:style style:name="ce20" style:family="table-cell" style:parent-style-name="Default">
      <style:table-cell-properties fo:border="0.06pt solid #000000" style:vertical-align="top"/>
      <style:text-properties fo:font-size="13pt" style:font-size-asian="13pt" style:font-size-complex="13pt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ackground-color="#cccccc" fo:wrap-option="wrap" fo:border="0.06pt solid #000000" style:vertical-align="to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6pt solid #000000" style:vertical-align="to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style:vertical-align="top"/>
    </style:style>
    <style:style style:name="ce14" style:family="table-cell" style:parent-style-name="Default">
      <style:table-cell-properties style:text-align-source="value-type" style:repeat-content="false" fo:border="0.06pt solid #000000" style:vertical-align="top"/>
      <style:paragraph-properties fo:margin-left="0in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7"/>
        <table:table-column table:style-name="co2" table:default-cell-style-name="ce7"/>
        <table:table-column table:style-name="co4" table:default-cell-style-name="ce10"/>
        <table:table-column table:style-name="co5" table:default-cell-style-name="ce13"/>
        <table:table-column table:style-name="co6" table:default-cell-style-name="ce10"/>
        <table:table-column table:style-name="co7" table:default-cell-style-name="ce10"/>
        <table:table-column table:style-name="co8" table:default-cell-style-name="Default"/>
        <table:table-column table:style-name="co9" table:default-cell-style-name="Default"/>
        <table:table-column table:style-name="co2" table:number-columns-repeated="55" table:default-cell-style-name="Default"/>
        <table:table-row table:style-name="ro2">
          <table:table-cell table:style-name="ce1"/>
          <table:table-cell table:style-name="ce3" office:value-type="string" calcext:value-type="string">
            <text:p>Endpoint</text:p>
          </table:table-cell>
          <table:table-cell table:style-name="ce3" office:value-type="string" calcext:value-type="string">
            <text:p>Type</text:p>
          </table:table-cell>
          <table:table-cell table:style-name="ce8" office:value-type="string" calcext:value-type="string">
            <text:p>Arguments</text:p>
          </table:table-cell>
          <table:table-cell table:style-name="ce11" office:value-type="string" calcext:value-type="string">
            <text:p>Comment</text:p>
          </table:table-cell>
          <table:table-cell table:style-name="ce8" office:value-type="string" calcext:value-type="string">
            <text:p>Result</text:p>
          </table:table-cell>
          <table:table-cell table:style-name="ce8" office:value-type="string" calcext:value-type="string">
            <text:p>Error code</text:p>
          </table:table-cell>
          <table:table-cell table:style-name="ce1" table:number-columns-repeated="57"/>
        </table:table-row>
        <table:table-row table:style-name="ro2">
          <table:table-cell table:style-name="ce4" table:number-columns-spanned="1" table:number-rows-spanned="4"/>
          <table:table-cell table:style-name="ce15" office:value-type="string" calcext:value-type="string" table:number-columns-spanned="1" table:number-rows-spanned="4">
            <text:p>/add-car-gallery/</text:p>
          </table:table-cell>
          <table:table-cell table:style-name="ce15" office:value-type="string" calcext:value-type="string" table:number-columns-spanned="1" table:number-rows-spanned="4">
            <text:p>POST</text:p>
          </table:table-cell>
          <table:table-cell table:style-name="ce20" office:value-type="string" calcext:value-type="string">
            <text:p>log_token*</text:p>
          </table:table-cell>
          <table:table-cell table:style-name="ce12"/>
          <table:table-cell table:style-name="ce20" office:value-type="string" calcext:value-type="string" table:number-columns-spanned="1" table:number-rows-spanned="4">
            <text:p>{</text:p>
            <text:p>   "message":"ok",</text:p>
            <text:p>   "success":"1",</text:p>
            <text:p>   "data":[</text:p>
            <text:p>      </text:p>
            <text:p>   ]</text:p>
            <text:p>}</text:p>
          </table:table-cell>
          <table:table-cell table:style-name="ce20" office:value-type="string" calcext:value-type="string" table:number-columns-spanned="1" table:number-rows-spanned="4">
            <text:p>1 - успех</text:p>
            <text:p>13 - Нет токена пользователя</text:p>
            <text:p>16 - Неверный токен пользователя</text:p>
            <text:p>2 - Не заполнены обязательные поля</text:p>
            <text:p>5 - Неверный тип галереи</text:p>
            <text:p>3 - Машины с номером, указанном в личном кабинете, в базе данных не зарегистрировано.</text:p>
            <text:p>4 - Не удалось добавить картинки в галерею машины</text:p>
          </table:table-cell>
          <table:table-cell table:style-name="ce4" table:number-columns-spanned="1" table:number-rows-spanned="4"/>
          <table:table-cell table:style-name="ce4" table:number-columns-spanned="1" table:number-rows-spanned="4"/>
          <table:table-cell table:style-name="ce4" table:number-columns-repeated="55"/>
        </table:table-row>
        <table:table-row table:style-name="ro2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type*</text:p>
          </table:table-cell>
          <table:table-cell table:style-name="ce12" office:value-type="string" calcext:value-type="string">
            <text:p>image,doc</text:p>
          </table:table-cell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3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images*</text:p>
          </table:table-cell>
          <table:table-cell table:style-name="ce12" office:value-type="string" calcext:value-type="string">
            <text:p>Список файлов, зашифрованных с помощью base 64. Пишутся через запятую. Пример "{dataimage1,dataimage2,dataimage3}"</text:p>
          </table:table-cell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4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file_names*</text:p>
          </table:table-cell>
          <table:table-cell table:style-name="ce12" office:value-type="string" calcext:value-type="string">
            <text:p>Список имён файлов для наборов данных из поля выше. Должны соответствовать каждый соответсвующему набору данных. Пишутся через запятую. Пример "{filename1,filename2,filename3}"</text:p>
          </table:table-cell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table-cell table:style-name="ce4"/>
          <table:table-cell table:style-name="ce15" table:number-columns-repeated="2"/>
          <table:table-cell table:style-name="ce20"/>
          <table:table-cell table:style-name="ce12"/>
          <table:table-cell table:style-name="ce20" table:number-columns-repeated="2"/>
          <table:table-cell table:style-name="ce4" table:number-columns-repeated="57"/>
        </table:table-row>
        <table:table-row table:style-name="ro2">
          <table:table-cell table:style-name="ce4" table:number-columns-spanned="1" table:number-rows-spanned="5"/>
          <table:table-cell table:style-name="ce15" office:value-type="string" calcext:value-type="string" table:number-columns-spanned="1" table:number-rows-spanned="5">
            <text:p>/add-report-data/</text:p>
          </table:table-cell>
          <table:table-cell table:style-name="ce15" office:value-type="string" calcext:value-type="string" table:number-columns-spanned="1" table:number-rows-spanned="5">
            <text:p>POST</text:p>
          </table:table-cell>
          <table:table-cell table:style-name="ce20" office:value-type="string" calcext:value-type="string">
            <text:p>log_token*</text:p>
          </table:table-cell>
          <table:table-cell table:style-name="ce12"/>
          <table:table-cell table:style-name="ce20" office:value-type="string" calcext:value-type="string" table:number-columns-spanned="1" table:number-rows-spanned="5">
            <text:p>{</text:p>
            <text:p>   "message":"ok",</text:p>
            <text:p>   "success":"1",</text:p>
            <text:p>   "data":{</text:p>
            <text:p>      "data_id":"10",</text:p>
            <text:p>      "date":"2024-03-26 14:00:00",</text:p>
            <text:p>      "fuel_count":"14",</text:p>
            <text:p>      "speed_data":"14",</text:p>
            <text:p>      "fuel_price":"14.00"</text:p>
            <text:p>   }</text:p>
            <text:p>}</text:p>
          </table:table-cell>
          <table:table-cell table:style-name="ce20" office:value-type="string" calcext:value-type="string" table:number-columns-spanned="1" table:number-rows-spanned="5">
            <text:p>1 - успех</text:p>
            <text:p>13 - Нет токена пользователя</text:p>
            <text:p>16 - Неверный токен пользователя</text:p>
            <text:p>3 - Нет открытого отчёта</text:p>
            <text:p>2 - Не заполнены обязательные поля</text:p>
            <text:p>4 - Не удалось добавить записи</text:p>
          </table:table-cell>
          <table:table-cell table:style-name="ce4" table:number-columns-spanned="1" table:number-rows-spanned="5"/>
          <table:table-cell table:style-name="ce4" table:number-columns-spanned="1" table:number-rows-spanned="5"/>
          <table:table-cell table:style-name="ce4" table:number-columns-repeated="55"/>
        </table:table-row>
        <table:table-row table:style-name="ro2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date*</text:p>
          </table:table-cell>
          <table:table-cell table:style-name="ce12" office:value-type="string" calcext:value-type="string">
            <text:p>Формат даты – 2024-03-26 09:00:00</text:p>
          </table:table-cell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fuel_count*</text:p>
          </table:table-cell>
          <table:table-cell table:style-name="ce12" office:value-type="string" calcext:value-type="string">
            <text:p>Кол-во литров топлива</text:p>
          </table:table-cell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speed_data*</text:p>
          </table:table-cell>
          <table:table-cell table:style-name="ce12" office:value-type="string" calcext:value-type="string">
            <text:p>Километраж</text:p>
          </table:table-cell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fuel_price*</text:p>
          </table:table-cell>
          <table:table-cell table:style-name="ce12" office:value-type="string" calcext:value-type="string">
            <text:p>Цена за литр</text:p>
          </table:table-cell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table-cell table:style-name="ce4"/>
          <table:table-cell table:style-name="ce15" table:number-columns-repeated="2"/>
          <table:table-cell table:style-name="ce20"/>
          <table:table-cell table:style-name="ce12"/>
          <table:table-cell table:style-name="ce20" table:number-columns-repeated="2"/>
          <table:table-cell table:style-name="ce4" table:number-columns-repeated="57"/>
        </table:table-row>
        <table:table-row table:style-name="ro2">
          <table:table-cell table:style-name="ce4" table:number-columns-spanned="1" table:number-rows-spanned="3"/>
          <table:table-cell table:style-name="ce15" office:value-type="string" calcext:value-type="string" table:number-columns-spanned="1" table:number-rows-spanned="3">
            <text:p>/change-password/</text:p>
          </table:table-cell>
          <table:table-cell table:style-name="ce15" office:value-type="string" calcext:value-type="string" table:number-columns-spanned="1" table:number-rows-spanned="3">
            <text:p>POST</text:p>
          </table:table-cell>
          <table:table-cell table:style-name="ce20" office:value-type="string" calcext:value-type="string">
            <text:p>log_token*</text:p>
          </table:table-cell>
          <table:table-cell table:style-name="ce12"/>
          <table:table-cell table:style-name="ce20" office:value-type="string" calcext:value-type="string" table:number-columns-spanned="1" table:number-rows-spanned="3">
            <text:p>{</text:p>
            <text:p>   "message":"ok",</text:p>
            <text:p>   "success":"1",</text:p>
            <text:p>   "data":[</text:p>
            <text:p>      </text:p>
            <text:p>   ]</text:p>
            <text:p>}</text:p>
          </table:table-cell>
          <table:table-cell table:style-name="ce20" office:value-type="string" calcext:value-type="string" table:number-columns-spanned="1" table:number-rows-spanned="3">
            <text:p>1 - успех</text:p>
            <text:p>13 - Нет токена пользователя</text:p>
            <text:p>16 - Неверный токен пользователя</text:p>
            <text:p>2 - Не заполнены обязательные поля</text:p>
            <text:p>5 - Неверный старый пароль</text:p>
            <text:p>4 - Не удалось поменять пароль</text:p>
          </table:table-cell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repeated="55"/>
        </table:table-row>
        <table:table-row table:style-name="ro2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old_password*</text:p>
          </table:table-cell>
          <table:table-cell table:style-name="ce12"/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new_password*</text:p>
          </table:table-cell>
          <table:table-cell table:style-name="ce12"/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table-cell table:style-name="ce4"/>
          <table:table-cell table:style-name="ce15" table:number-columns-repeated="2"/>
          <table:table-cell table:style-name="ce20"/>
          <table:table-cell table:style-name="ce12"/>
          <table:table-cell table:style-name="ce20" table:number-columns-repeated="2"/>
          <table:table-cell table:style-name="ce4" table:number-columns-repeated="57"/>
        </table:table-row>
        <table:table-row table:style-name="ro2">
          <table:table-cell table:style-name="ce4" table:number-columns-spanned="1" table:number-rows-spanned="6"/>
          <table:table-cell table:style-name="ce15" office:value-type="string" calcext:value-type="string" table:number-columns-spanned="1" table:number-rows-spanned="6">
            <text:p>/change-report-data/</text:p>
          </table:table-cell>
          <table:table-cell table:style-name="ce15" office:value-type="string" calcext:value-type="string" table:number-columns-spanned="1" table:number-rows-spanned="6">
            <text:p>POST</text:p>
          </table:table-cell>
          <table:table-cell table:style-name="ce20" office:value-type="string" calcext:value-type="string">
            <text:p>log_token*</text:p>
          </table:table-cell>
          <table:table-cell table:style-name="ce12"/>
          <table:table-cell table:style-name="ce20" office:value-type="string" calcext:value-type="string" table:number-columns-spanned="1" table:number-rows-spanned="6">
            <text:p>{</text:p>
            <text:p>   "message":"ok",</text:p>
            <text:p>   "success":"1",</text:p>
            <text:p>   "data":{</text:p>
            <text:p>      "data_id":"7",</text:p>
            <text:p>      "date":"2024-03-26 14:00:01",</text:p>
            <text:p>      "fuel_count":"14",</text:p>
            <text:p>      "speed_data":"14",</text:p>
            <text:p>      "fuel_price":"4.00"</text:p>
            <text:p>   }</text:p>
            <text:p>}</text:p>
          </table:table-cell>
          <table:table-cell table:style-name="ce20" office:value-type="string" calcext:value-type="string" table:number-columns-spanned="1" table:number-rows-spanned="6">
            <text:p>1 - успех</text:p>
            <text:p>13 - Нет токена пользователя</text:p>
            <text:p>16 - Неверный токен пользователя</text:p>
            <text:p>2 - Не заполнены обязательные поля</text:p>
            <text:p>3 - Нет записи с таким ID</text:p>
            <text:p>4 - Изменить данные не удалось</text:p>
          </table:table-cell>
          <table:table-cell table:style-name="ce4" table:number-columns-spanned="1" table:number-rows-spanned="6"/>
          <table:table-cell table:style-name="ce4" table:number-columns-spanned="1" table:number-rows-spanned="6"/>
          <table:table-cell table:style-name="ce4" table:number-columns-repeated="55"/>
        </table:table-row>
        <table:table-row table:style-name="ro2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data_id*</text:p>
          </table:table-cell>
          <table:table-cell table:style-name="ce12" office:value-type="string" calcext:value-type="string">
            <text:p>ID записи</text:p>
          </table:table-cell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date*</text:p>
          </table:table-cell>
          <table:table-cell table:style-name="ce12" office:value-type="string" calcext:value-type="string">
            <text:p>Формат даты – 2024-03-26 09:00:00</text:p>
          </table:table-cell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fuel_count*</text:p>
          </table:table-cell>
          <table:table-cell table:style-name="ce12" office:value-type="string" calcext:value-type="string">
            <text:p>Кол-во литров топлива</text:p>
          </table:table-cell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speed_data*</text:p>
          </table:table-cell>
          <table:table-cell table:style-name="ce12" office:value-type="string" calcext:value-type="string">
            <text:p>Километраж</text:p>
          </table:table-cell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fuel_price*</text:p>
          </table:table-cell>
          <table:table-cell table:style-name="ce12" office:value-type="string" calcext:value-type="string">
            <text:p>Цена за литр</text:p>
          </table:table-cell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table-cell table:style-name="ce4"/>
          <table:table-cell table:style-name="ce15" table:number-columns-repeated="2"/>
          <table:table-cell table:style-name="ce20"/>
          <table:table-cell table:style-name="ce12"/>
          <table:table-cell table:style-name="ce20" table:number-columns-repeated="2"/>
          <table:table-cell table:style-name="ce4" table:number-columns-repeated="57"/>
        </table:table-row>
        <table:table-row table:style-name="ro5">
          <table:table-cell table:style-name="ce4"/>
          <table:table-cell table:style-name="ce15" office:value-type="string" calcext:value-type="string">
            <text:p>/check-car-number/</text:p>
          </table:table-cell>
          <table:table-cell table:style-name="ce15" office:value-type="string" calcext:value-type="string">
            <text:p>POST</text:p>
          </table:table-cell>
          <table:table-cell table:style-name="ce20" office:value-type="string" calcext:value-type="string">
            <text:p>car_number*</text:p>
          </table:table-cell>
          <table:table-cell table:style-name="ce12" office:value-type="string" calcext:value-type="string">
            <text:p>Номер машины</text:p>
          </table:table-cell>
          <table:table-cell table:style-name="ce20" office:value-type="string" calcext:value-type="string">
            <text:p>{</text:p>
            <text:p>   "message":"ok",</text:p>
            <text:p>   "success":"1",</text:p>
            <text:p>   "data":{</text:p>
            <text:p>      "car_number":"c3c3c3",</text:p>
            <text:p>      "vin_code":"ssss",</text:p>
            <text:p>      "tech_term":"2024-03-27",</text:p>
            <text:p>      "insurance_term":"2024-03-27",</text:p>
            <text:p>      "repair_data":"test set test",</text:p>
            <text:p>      "vignette":[</text:p>
            <text:p>         </text:p>
            <text:p>      ]</text:p>
            <text:p>   }</text:p>
            <text:p>}</text:p>
          </table:table-cell>
          <table:table-cell table:style-name="ce20" office:value-type="string" calcext:value-type="string">
            <text:p>1 - успех</text:p>
            <text:p>2 - Не указан номер машины</text:p>
            <text:p>3 - Нет машины с указанным номером</text:p>
          </table:table-cell>
          <table:table-cell table:style-name="ce4" table:number-columns-repeated="57"/>
        </table:table-row>
        <table:table-row table:style-name="ro2">
          <table:table-cell table:style-name="ce4"/>
          <table:table-cell table:style-name="ce15" table:number-columns-repeated="2"/>
          <table:table-cell table:style-name="ce20"/>
          <table:table-cell table:style-name="ce12"/>
          <table:table-cell table:style-name="ce20" table:number-columns-repeated="2"/>
          <table:table-cell table:style-name="ce4" table:number-columns-repeated="57"/>
        </table:table-row>
        <table:table-row table:style-name="ro2">
          <table:table-cell table:style-name="ce4" table:number-columns-spanned="1" table:number-rows-spanned="4"/>
          <table:table-cell table:style-name="ce15" office:value-type="string" calcext:value-type="string" table:number-columns-spanned="1" table:number-rows-spanned="4">
            <text:p>/close-report/</text:p>
          </table:table-cell>
          <table:table-cell table:style-name="ce15" office:value-type="string" calcext:value-type="string" table:number-columns-spanned="1" table:number-rows-spanned="4">
            <text:p>POST</text:p>
          </table:table-cell>
          <table:table-cell table:style-name="ce20" office:value-type="string" calcext:value-type="string">
            <text:p>log_token*</text:p>
          </table:table-cell>
          <table:table-cell table:style-name="ce12"/>
          <table:table-cell table:style-name="ce20" office:value-type="string" calcext:value-type="string" table:number-columns-spanned="1" table:number-rows-spanned="4">
            <text:p>{</text:p>
            <text:p>   "message":"ok",</text:p>
            <text:p>   "success":"1",</text:p>
            <text:p>   "data":{</text:p>
            <text:p>      "report_id":"11",</text:p>
            <text:p>      "closed":"1",</text:p>
            <text:p>      "car_number":"4444rr",</text:p>
            <text:p>      "date_start":"2024-03-26",</text:p>
            <text:p>      "date_end":"2024-03-27",</text:p>
            <text:p>      "speed_firsth":"23",</text:p>
            <text:p>      "speed_last":"45",</text:p>
            <text:p>      "last_comment":"comment"</text:p>
            <text:p>   }</text:p>
            <text:p>}</text:p>
          </table:table-cell>
          <table:table-cell table:style-name="ce20" office:value-type="string" calcext:value-type="string" table:number-columns-spanned="1" table:number-rows-spanned="4">
            <text:p>1 - успех</text:p>
            <text:p>13 - Нет токена пользователя</text:p>
            <text:p>16 - Неверный токен пользователя</text:p>
            <text:p>3 - Нет открытого отчёта</text:p>
            <text:p>2 - Не заполнены обязательные поля</text:p>
            <text:p>4 - Не удалось закрыть отчёт</text:p>
          </table:table-cell>
          <table:table-cell table:style-name="ce4" table:number-columns-spanned="1" table:number-rows-spanned="4"/>
          <table:table-cell table:style-name="ce4" table:number-columns-spanned="1" table:number-rows-spanned="4"/>
          <table:table-cell table:style-name="ce4" table:number-columns-repeated="55"/>
        </table:table-row>
        <table:table-row table:style-name="ro2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date_end*</text:p>
          </table:table-cell>
          <table:table-cell table:style-name="ce12" office:value-type="string" calcext:value-type="string">
            <text:p>Формат даты – 2024-03-26</text:p>
          </table:table-cell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speed_last*</text:p>
          </table:table-cell>
          <table:table-cell table:style-name="ce12" office:value-type="string" calcext:value-type="string">
            <text:p>Последние данные спидометра</text:p>
          </table:table-cell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last_comment</text:p>
          </table:table-cell>
          <table:table-cell table:style-name="ce12" office:value-type="string" calcext:value-type="string">
            <text:p>Последний комментарий</text:p>
          </table:table-cell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table-cell table:style-name="ce4"/>
          <table:table-cell table:style-name="ce15" table:number-columns-repeated="2"/>
          <table:table-cell table:style-name="ce20"/>
          <table:table-cell table:style-name="ce12"/>
          <table:table-cell table:style-name="ce20" table:number-columns-repeated="2"/>
          <table:table-cell table:style-name="ce4" table:number-columns-repeated="57"/>
        </table:table-row>
        <table:table-row table:style-name="ro2">
          <table:table-cell table:style-name="ce4" table:number-columns-spanned="1" table:number-rows-spanned="8"/>
          <table:table-cell table:style-name="ce15" office:value-type="string" calcext:value-type="string" table:number-columns-spanned="1" table:number-rows-spanned="8">
            <text:p>/edit-personal-data/</text:p>
          </table:table-cell>
          <table:table-cell table:style-name="ce15" office:value-type="string" calcext:value-type="string" table:number-columns-spanned="1" table:number-rows-spanned="8">
            <text:p>POST</text:p>
          </table:table-cell>
          <table:table-cell table:style-name="ce20" office:value-type="string" calcext:value-type="string">
            <text:p>log_token*</text:p>
          </table:table-cell>
          <table:table-cell table:style-name="ce12"/>
          <table:table-cell table:style-name="ce20" office:value-type="string" calcext:value-type="string" table:number-columns-spanned="1" table:number-rows-spanned="8">
            <text:p>{</text:p>
            <text:p>   "message":"ok",</text:p>
            <text:p>   "success":"1",</text:p>
            <text:p>   "data":{</text:p>
            <text:p>      "name":"testName",</text:p>
            <text:p>      "surname":"testSurname",</text:p>
            <text:p>      "email":"test1@mail.ru",</text:p>
            <text:p>      "date_birth":"2024-03-25",</text:p>
            <text:p>      "car_number":"c3c3c3",</text:p>
            <text:p>      "license_id":"fff",</text:p>
            <text:p>      "fuel_card":"fff",</text:p>
            <text:p>      "info":""</text:p>
            <text:p>   }</text:p>
            <text:p>}</text:p>
          </table:table-cell>
          <table:table-cell table:style-name="ce20" office:value-type="string" calcext:value-type="string" table:number-columns-spanned="1" table:number-rows-spanned="8">
            <text:p>1 - успех</text:p>
            <text:p>13 - Нет токена пользователя</text:p>
            <text:p>16 - Неверный токен пользователя</text:p>
            <text:p>2 - Не заполнены обязательные поля</text:p>
            <text:p>4 - Изменить данные не удалось</text:p>
          </table:table-cell>
          <table:table-cell table:style-name="ce4" table:number-columns-spanned="1" table:number-rows-spanned="8"/>
          <table:table-cell table:style-name="ce4" table:number-columns-spanned="1" table:number-rows-spanned="8"/>
          <table:table-cell table:style-name="ce4" table:number-columns-repeated="55"/>
        </table:table-row>
        <table:table-row table:style-name="ro2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name*</text:p>
          </table:table-cell>
          <table:table-cell table:style-name="ce12"/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surname*</text:p>
          </table:table-cell>
          <table:table-cell table:style-name="ce12"/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date_birth*</text:p>
          </table:table-cell>
          <table:table-cell table:style-name="ce12"/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car_number*</text:p>
          </table:table-cell>
          <table:table-cell table:style-name="ce12" office:value-type="string" calcext:value-type="string">
            <text:p>Номер машины</text:p>
          </table:table-cell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license_id*</text:p>
          </table:table-cell>
          <table:table-cell table:style-name="ce12" office:value-type="string" calcext:value-type="string">
            <text:p>Номер прав</text:p>
          </table:table-cell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fuel_card*</text:p>
          </table:table-cell>
          <table:table-cell table:style-name="ce12" office:value-type="string" calcext:value-type="string">
            <text:p>Топливная карта</text:p>
          </table:table-cell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info</text:p>
          </table:table-cell>
          <table:table-cell table:style-name="ce12"/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table-cell table:style-name="ce4"/>
          <table:table-cell table:style-name="ce15" table:number-columns-repeated="2"/>
          <table:table-cell table:style-name="ce20"/>
          <table:table-cell table:style-name="ce12"/>
          <table:table-cell table:style-name="ce20" table:number-columns-repeated="2"/>
          <table:table-cell table:style-name="ce4" table:number-columns-repeated="57"/>
        </table:table-row>
        <table:table-row table:style-name="ro2">
          <table:table-cell table:style-name="ce4" table:number-columns-spanned="1" table:number-rows-spanned="2"/>
          <table:table-cell table:style-name="ce15" office:value-type="string" calcext:value-type="string" table:number-columns-spanned="1" table:number-rows-spanned="2">
            <text:p>/get-car-gallery/</text:p>
          </table:table-cell>
          <table:table-cell table:style-name="ce15" office:value-type="string" calcext:value-type="string" table:number-columns-spanned="1" table:number-rows-spanned="2">
            <text:p>POST</text:p>
          </table:table-cell>
          <table:table-cell table:style-name="ce20" office:value-type="string" calcext:value-type="string">
            <text:p>log_token*</text:p>
          </table:table-cell>
          <table:table-cell table:style-name="ce12"/>
          <table:table-cell table:style-name="ce20" office:value-type="string" calcext:value-type="string" table:number-columns-spanned="1" table:number-rows-spanned="2">
            <text:p>{</text:p>
            <text:p>   "message":"ok",</text:p>
            <text:p>   "success":"1",</text:p>
            <text:p>   "data":[</text:p>
            <text:p>      "http:\/\/domenator.webfun.cf\/upload\/car_gallery\/843aj5ojpc.png",</text:p>
            <text:p>      "http:\/\/domenator.webfun.cf\/upload\/car_gallery\/2oghumar67.png",</text:p>
            <text:p>      "http:\/\/domenator.webfun.cf\/upload\/car_gallery\/z7hgmn1hrd.png",</text:p>
            <text:p>      "http:\/\/domenator.webfun.cf\/upload\/car_gallery\/ln52ir7psa.png"</text:p>
            <text:p>   ]</text:p>
            <text:p>}</text:p>
          </table:table-cell>
          <table:table-cell table:style-name="ce20" office:value-type="string" calcext:value-type="string" table:number-columns-spanned="1" table:number-rows-spanned="2">
            <text:p>1 - успех</text:p>
            <text:p>13 - Нет токена пользователя</text:p>
            <text:p>16 - Неверный токен пользователя</text:p>
            <text:p>2 - Не заполнены обязательные поля</text:p>
            <text:p>5 - Неверный тип галереи</text:p>
            <text:p>3 - Машины с номером, указанном в личном кабинете, в базе данных не зарегистрировано.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repeated="55"/>
        </table:table-row>
        <table:table-row table:style-name="ro2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type*</text:p>
          </table:table-cell>
          <table:table-cell table:style-name="ce12" office:value-type="string" calcext:value-type="string">
            <text:p>image,doc</text:p>
          </table:table-cell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table-cell table:style-name="ce4"/>
          <table:table-cell table:style-name="ce15" table:number-columns-repeated="2"/>
          <table:table-cell table:style-name="ce20"/>
          <table:table-cell table:style-name="ce12"/>
          <table:table-cell table:style-name="ce20" table:number-columns-repeated="2"/>
          <table:table-cell table:style-name="ce4" table:number-columns-repeated="57"/>
        </table:table-row>
        <table:table-row table:style-name="ro6">
          <table:table-cell table:style-name="ce4"/>
          <table:table-cell table:style-name="ce15" office:value-type="string" calcext:value-type="string">
            <text:p>/get-closed-reports/</text:p>
          </table:table-cell>
          <table:table-cell table:style-name="ce15" office:value-type="string" calcext:value-type="string">
            <text:p>POST</text:p>
          </table:table-cell>
          <table:table-cell table:style-name="ce20" office:value-type="string" calcext:value-type="string">
            <text:p>log_token*</text:p>
          </table:table-cell>
          <table:table-cell table:style-name="ce12"/>
          <table:table-cell table:style-name="ce20" office:value-type="string" calcext:value-type="string">
            <text:p>{</text:p>
            <text:p>   "message":"ok",</text:p>
            <text:p>   "success":"1",</text:p>
            <text:p>   "data":[</text:p>
            <text:p>      {</text:p>
            <text:p>         "report_id":"9",</text:p>
            <text:p>         "closed":"1",</text:p>
            <text:p>         "car_number":"4444rr",</text:p>
            <text:p>         "date_start":"2024-03-26",</text:p>
            <text:p>         "date_end":"2024-03-26",</text:p>
            <text:p>         "speed_firsth":"23",</text:p>
            <text:p>         "speed_last":"30",</text:p>
            <text:p>         "last_comment":""</text:p>
            <text:p>      },</text:p>
            <text:p>      {</text:p>
            <text:p>         "report_id":"11",</text:p>
            <text:p>         "closed":"1",</text:p>
            <text:p>         "car_number":"4444rr",</text:p>
            <text:p>         "date_start":"2024-03-26",</text:p>
            <text:p>         "date_end":"2024-03-27",</text:p>
            <text:p>         "speed_firsth":"23",</text:p>
            <text:p>         "speed_last":"45",</text:p>
            <text:p>         "last_comment":"comment"</text:p>
            <text:p>      }</text:p>
            <text:p>   ]</text:p>
            <text:p>}</text:p>
          </table:table-cell>
          <table:table-cell table:style-name="ce20" office:value-type="string" calcext:value-type="string">
            <text:p>1 - успех</text:p>
            <text:p>13 - Нет токена пользователя</text:p>
            <text:p>16 - Неверный токен пользователя</text:p>
          </table:table-cell>
          <table:table-cell table:style-name="ce4" table:number-columns-repeated="57"/>
        </table:table-row>
        <table:table-row table:style-name="ro2">
          <table:table-cell table:style-name="ce4"/>
          <table:table-cell table:style-name="ce15" table:number-columns-repeated="2"/>
          <table:table-cell table:style-name="ce20"/>
          <table:table-cell table:style-name="ce12"/>
          <table:table-cell table:style-name="ce20" table:number-columns-repeated="2"/>
          <table:table-cell table:style-name="ce4" table:number-columns-repeated="57"/>
        </table:table-row>
        <table:table-row table:style-name="ro5">
          <table:table-cell table:style-name="ce4"/>
          <table:table-cell table:style-name="ce15" office:value-type="string" calcext:value-type="string">
            <text:p>/get-open-report/</text:p>
          </table:table-cell>
          <table:table-cell table:style-name="ce15" office:value-type="string" calcext:value-type="string">
            <text:p>POST</text:p>
          </table:table-cell>
          <table:table-cell table:style-name="ce20" office:value-type="string" calcext:value-type="string">
            <text:p>log_token*</text:p>
          </table:table-cell>
          <table:table-cell table:style-name="ce12"/>
          <table:table-cell table:style-name="ce20" office:value-type="string" calcext:value-type="string">
            <text:p>{</text:p>
            <text:p>   "message":"ok",</text:p>
            <text:p>   "success":"1",</text:p>
            <text:p>   "data":{</text:p>
            <text:p>      "report_id":"12",</text:p>
            <text:p>      "closed":"0",</text:p>
            <text:p>      "car_number":"4444rr",</text:p>
            <text:p>      "date_start":"2024-03-26",</text:p>
            <text:p>      "date_end":"0000-00-00",</text:p>
            <text:p>      "speed_firsth":"23",</text:p>
            <text:p>      "speed_last":"0",</text:p>
            <text:p>      "last_comment":""</text:p>
            <text:p>   }</text:p>
            <text:p>}</text:p>
          </table:table-cell>
          <table:table-cell table:style-name="ce20" office:value-type="string" calcext:value-type="string">
            <text:p>1 - успех</text:p>
            <text:p>13 - Нет токена пользователя</text:p>
            <text:p>16 - Неверный токен пользователя</text:p>
            <text:p>3 - Нет открытого отчёта</text:p>
          </table:table-cell>
          <table:table-cell table:style-name="ce4" table:number-columns-repeated="57"/>
        </table:table-row>
        <table:table-row table:style-name="ro2">
          <table:table-cell table:style-name="ce4"/>
          <table:table-cell table:style-name="ce15" table:number-columns-repeated="2"/>
          <table:table-cell table:style-name="ce20"/>
          <table:table-cell table:style-name="ce12"/>
          <table:table-cell table:style-name="ce20" table:number-columns-repeated="2"/>
          <table:table-cell table:style-name="ce4" table:number-columns-repeated="57"/>
        </table:table-row>
        <table:table-row table:style-name="ro2">
          <table:table-cell table:style-name="ce4" table:number-columns-spanned="1" table:number-rows-spanned="2"/>
          <table:table-cell table:style-name="ce15" office:value-type="string" calcext:value-type="string" table:number-columns-spanned="1" table:number-rows-spanned="2">
            <text:p>/get-report-data/</text:p>
          </table:table-cell>
          <table:table-cell table:style-name="ce15" office:value-type="string" calcext:value-type="string" table:number-columns-spanned="1" table:number-rows-spanned="2">
            <text:p>POST</text:p>
          </table:table-cell>
          <table:table-cell table:style-name="ce20" office:value-type="string" calcext:value-type="string">
            <text:p>log_token*</text:p>
          </table:table-cell>
          <table:table-cell table:style-name="ce12"/>
          <table:table-cell table:style-name="ce20" office:value-type="string" calcext:value-type="string" table:number-columns-spanned="1" table:number-rows-spanned="2">
            <text:p>{</text:p>
            <text:p>   "message":"ok",</text:p>
            <text:p>   "success":"1",</text:p>
            <text:p>   "data":[</text:p>
            <text:p>      {</text:p>
            <text:p>         "data_id":"7",</text:p>
            <text:p>         "date":"2024-03-26 14:00:01",</text:p>
            <text:p>         "fuel_count":"14",</text:p>
            <text:p>         "speed_data":"14",</text:p>
            <text:p>         "fuel_price":"4.00"</text:p>
            <text:p>      },</text:p>
            <text:p>      {</text:p>
            <text:p>         "data_id":"8",</text:p>
            <text:p>         "date":"2024-03-26 14:00:00",</text:p>
            <text:p>         "fuel_count":"14",</text:p>
            <text:p>         "speed_data":"14",</text:p>
            <text:p>         "fuel_price":"14.00"</text:p>
            <text:p>      },</text:p>
            <text:p>      {</text:p>
            <text:p>         "data_id":"9",</text:p>
            <text:p>         "date":"2024-03-26 14:00:00",</text:p>
            <text:p>         "fuel_count":"14",</text:p>
            <text:p>         "speed_data":"14",</text:p>
            <text:p>         "fuel_price":"14.00"</text:p>
            <text:p>      }</text:p>
            <text:p>   ]</text:p>
            <text:p>}</text:p>
          </table:table-cell>
          <table:table-cell table:style-name="ce14" office:value-type="string" calcext:value-type="string" table:number-columns-spanned="1" table:number-rows-spanned="2">
            <text:p>1 - успех</text:p>
            <text:p>13 - Нет токена пользователя</text:p>
            <text:p>16 - Неверный токен пользователя</text:p>
            <text:p>2 - Нет ID отчёта</text:p>
            <text:p>3 - Нет отчёта с таким ID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repeated="55"/>
        </table:table-row>
        <table:table-row table:style-name="ro2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report_id*</text:p>
          </table:table-cell>
          <table:table-cell table:style-name="ce12" office:value-type="string" calcext:value-type="string">
            <text:p>ID отчёта</text:p>
          </table:table-cell>
          <table:covered-table-cell table:style-name="ce20"/>
          <table:covered-table-cell table:style-name="ce6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table-cell table:style-name="ce4"/>
          <table:table-cell table:style-name="ce15" table:number-columns-repeated="2"/>
          <table:table-cell table:style-name="ce20"/>
          <table:table-cell table:style-name="ce12"/>
          <table:table-cell table:style-name="ce20" table:number-columns-repeated="2"/>
          <table:table-cell table:style-name="ce4" table:number-columns-repeated="57"/>
        </table:table-row>
        <table:table-row table:style-name="ro2">
          <table:table-cell table:style-name="ce4" table:number-columns-spanned="1" table:number-rows-spanned="2"/>
          <table:table-cell table:style-name="ce15" office:value-type="string" calcext:value-type="string" table:number-columns-spanned="1" table:number-rows-spanned="2">
            <text:p>/get-send-news/</text:p>
          </table:table-cell>
          <table:table-cell table:style-name="ce15" office:value-type="string" calcext:value-type="string" table:number-columns-spanned="1" table:number-rows-spanned="2">
            <text:p>POST</text:p>
          </table:table-cell>
          <table:table-cell table:style-name="ce20" office:value-type="string" calcext:value-type="string">
            <text:p>log_token*</text:p>
          </table:table-cell>
          <table:table-cell table:style-name="ce12"/>
          <table:table-cell table:style-name="ce20" office:value-type="string" calcext:value-type="string" table:number-columns-spanned="1" table:number-rows-spanned="2">
            <text:p>{</text:p>
            <text:p>   "message":"ok",</text:p>
            <text:p>   "success":"1",</text:p>
            <text:p>   "data":[</text:p>
            <text:p>      {</text:p>
            <text:p>         "is_read":"1",</text:p>
            <text:p>         "title":"Test ru",</text:p>
            <text:p>         "preview":"Test preview ru",</text:p>
            <text:p>         "text":"&lt;p&gt;Test text ru&lt;\/p&gt;\n"</text:p>
            <text:p>      },</text:p>
            <text:p>      {</text:p>
            <text:p>         "is_read":"1",</text:p>
            <text:p>         "title":"Send",</text:p>
            <text:p>         "preview":"Send preview",</text:p>
            <text:p>         "text":"&lt;p&gt;Send text&lt;\/p&gt;\r\n"</text:p>
            <text:p>      }</text:p>
            <text:p>   ]</text:p>
            <text:p>}</text:p>
          </table:table-cell>
          <table:table-cell table:style-name="ce20" office:value-type="string" calcext:value-type="string" table:number-columns-spanned="1" table:number-rows-spanned="2">
            <text:p>1 - успех</text:p>
            <text:p>13 - Нет токена пользователя</text:p>
            <text:p>16 - Неверный токен пользователя</text:p>
            <text:p>2 - Не указан язык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repeated="55"/>
        </table:table-row>
        <table:table-row table:style-name="ro2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lang*</text:p>
          </table:table-cell>
          <table:table-cell table:style-name="ce12" office:value-type="string" calcext:value-type="string">
            <text:p>ru/ro/en</text:p>
          </table:table-cell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table-cell table:style-name="ce4"/>
          <table:table-cell table:style-name="ce15" table:number-columns-repeated="2"/>
          <table:table-cell table:style-name="ce20"/>
          <table:table-cell table:style-name="ce12"/>
          <table:table-cell table:style-name="ce20" table:number-columns-repeated="2"/>
          <table:table-cell table:style-name="ce4" table:number-columns-repeated="57"/>
        </table:table-row>
        <table:table-row table:style-name="ro2">
          <table:table-cell table:style-name="ce4" table:number-columns-spanned="1" table:number-rows-spanned="2"/>
          <table:table-cell table:style-name="ce15" office:value-type="string" calcext:value-type="string" table:number-columns-spanned="1" table:number-rows-spanned="2">
            <text:p>/get-text-page/</text:p>
          </table:table-cell>
          <table:table-cell table:style-name="ce15" office:value-type="string" calcext:value-type="string" table:number-columns-spanned="1" table:number-rows-spanned="2">
            <text:p>POST</text:p>
          </table:table-cell>
          <table:table-cell table:style-name="ce20" office:value-type="string" calcext:value-type="string">
            <text:p>page*</text:p>
          </table:table-cell>
          <table:table-cell table:style-name="ce12" office:value-type="string" calcext:value-type="string">
            <text:p>help/reg</text:p>
          </table:table-cell>
          <table:table-cell table:style-name="ce20" office:value-type="string" calcext:value-type="string" table:number-columns-spanned="1" table:number-rows-spanned="2">
            <text:p>{</text:p>
            <text:p>   "message":"ok",</text:p>
            <text:p>   "success":"1",</text:p>
            <text:p>   "data":{</text:p>
            <text:p>      "title":"Помощи водителя",</text:p>
            <text:p>      "page_title":"Помощи водителя",</text:p>
            <text:p>      "meta_d":"",</text:p>
            <text:p>      "meta_k":"",</text:p>
            <text:p>      "text":"&lt;p&gt;Помощи водителя текст&lt;\/p&gt;\r\n"</text:p>
            <text:p>   }</text:p>
            <text:p>}</text:p>
          </table:table-cell>
          <table:table-cell table:style-name="ce20" office:value-type="string" calcext:value-type="string" table:number-columns-spanned="1" table:number-rows-spanned="2">
            <text:p>1 – успех</text:p>
            <text:p>2 - Не заполнены обязательные поля</text:p>
            <text:p>3 - Неверный код страницы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repeated="55"/>
        </table:table-row>
        <table:table-row table:style-name="ro2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lang*</text:p>
          </table:table-cell>
          <table:table-cell table:style-name="ce12" office:value-type="string" calcext:value-type="string">
            <text:p>ru/ro/en</text:p>
          </table:table-cell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table-cell table:style-name="ce4"/>
          <table:table-cell table:style-name="ce15" table:number-columns-repeated="2"/>
          <table:table-cell table:style-name="ce20"/>
          <table:table-cell table:style-name="ce12"/>
          <table:table-cell table:style-name="ce20" table:number-columns-repeated="2"/>
          <table:table-cell table:style-name="ce4" table:number-columns-repeated="57"/>
        </table:table-row>
        <table:table-row table:style-name="ro2">
          <table:table-cell table:style-name="ce4" table:number-columns-spanned="1" table:number-rows-spanned="2"/>
          <table:table-cell table:style-name="ce15" office:value-type="string" calcext:value-type="string" table:number-columns-spanned="1" table:number-rows-spanned="2">
            <text:p>/log-in/</text:p>
          </table:table-cell>
          <table:table-cell table:style-name="ce15" office:value-type="string" calcext:value-type="string" table:number-columns-spanned="1" table:number-rows-spanned="2">
            <text:p>POST</text:p>
          </table:table-cell>
          <table:table-cell table:style-name="ce20" office:value-type="string" calcext:value-type="string">
            <text:p>email*</text:p>
          </table:table-cell>
          <table:table-cell table:style-name="ce12"/>
          <table:table-cell table:style-name="ce20" office:value-type="string" calcext:value-type="string" table:number-columns-spanned="1" table:number-rows-spanned="2">
            <text:p>{</text:p>
            <text:p>   "message":"ok",</text:p>
            <text:p>   "success":"1",</text:p>
            <text:p>   "data":{</text:p>
            <text:p>      "log_token": "b208470f4323e2b828e8ec6025da4712642d7d98512f5eeb2ada0e42c448f11e26bd871aab157e91cebe3975ed7c80c91f865ae0a8e534151dc9b5eca745fdfd"</text:p>
            <text:p>   }</text:p>
            <text:p>}</text:p>
          </table:table-cell>
          <table:table-cell table:style-name="ce20" office:value-type="string" calcext:value-type="string" table:number-columns-spanned="1" table:number-rows-spanned="2">
            <text:p>1 - успех</text:p>
            <text:p>2 - Не заполнены обязательные поля</text:p>
            <text:p>3 - Этого электронного адреса нет в базе данных</text:p>
            <text:p>4 - Не удалось обновить токен доступа</text:p>
            <text:p>5 - Неверный пароль</text:p>
            <text:p>6 - Этот аккаунт неактивен</text:p>
          </table:table-cell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repeated="55"/>
        </table:table-row>
        <table:table-row table:style-name="ro2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password*</text:p>
          </table:table-cell>
          <table:table-cell table:style-name="ce12"/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table-cell table:style-name="ce4"/>
          <table:table-cell table:style-name="ce15" table:number-columns-repeated="2"/>
          <table:table-cell table:style-name="ce20"/>
          <table:table-cell table:style-name="ce12"/>
          <table:table-cell table:style-name="ce20" table:number-columns-repeated="2"/>
          <table:table-cell table:style-name="ce4" table:number-columns-repeated="57"/>
        </table:table-row>
        <table:table-row table:style-name="ro7">
          <table:table-cell table:style-name="ce4"/>
          <table:table-cell table:style-name="ce15" office:value-type="string" calcext:value-type="string">
            <text:p>/log-out/</text:p>
          </table:table-cell>
          <table:table-cell table:style-name="ce15" office:value-type="string" calcext:value-type="string">
            <text:p>POST</text:p>
          </table:table-cell>
          <table:table-cell table:style-name="ce20" office:value-type="string" calcext:value-type="string">
            <text:p>log_token*</text:p>
          </table:table-cell>
          <table:table-cell table:style-name="ce12"/>
          <table:table-cell table:style-name="ce20" office:value-type="string" calcext:value-type="string">
            <text:p>{</text:p>
            <text:p>   "message":"ok",</text:p>
            <text:p>   "success":"1",</text:p>
            <text:p>   "data":[</text:p>
            <text:p>      </text:p>
            <text:p>   ]</text:p>
            <text:p>}</text:p>
          </table:table-cell>
          <table:table-cell table:style-name="ce20" office:value-type="string" calcext:value-type="string">
            <text:p>1 - успех</text:p>
            <text:p>13 - Нет токена пользователя</text:p>
            <text:p>16 - Неверный токен пользователя</text:p>
            <text:p>4 - Не удалось выйти из аккаунта</text:p>
          </table:table-cell>
          <table:table-cell table:style-name="ce4" table:number-columns-repeated="57"/>
        </table:table-row>
        <table:table-row table:style-name="ro2">
          <table:table-cell table:style-name="ce4"/>
          <table:table-cell table:style-name="ce15" table:number-columns-repeated="2"/>
          <table:table-cell table:style-name="ce20"/>
          <table:table-cell table:style-name="ce12"/>
          <table:table-cell table:style-name="ce20" table:number-columns-repeated="2"/>
          <table:table-cell table:style-name="ce4" table:number-columns-repeated="57"/>
        </table:table-row>
        <table:table-row table:style-name="ro2">
          <table:table-cell table:style-name="ce4" table:number-columns-spanned="1" table:number-rows-spanned="4"/>
          <table:table-cell table:style-name="ce15" office:value-type="string" calcext:value-type="string" table:number-columns-spanned="1" table:number-rows-spanned="4">
            <text:p>/open-report/</text:p>
          </table:table-cell>
          <table:table-cell table:style-name="ce15" office:value-type="string" calcext:value-type="string" table:number-columns-spanned="1" table:number-rows-spanned="4">
            <text:p>POST</text:p>
          </table:table-cell>
          <table:table-cell table:style-name="ce20" office:value-type="string" calcext:value-type="string">
            <text:p>log_token*</text:p>
          </table:table-cell>
          <table:table-cell table:style-name="ce12"/>
          <table:table-cell table:style-name="ce20" office:value-type="string" calcext:value-type="string" table:number-columns-spanned="1" table:number-rows-spanned="4">
            <text:p>{</text:p>
            <text:p>   "message":"ok",</text:p>
            <text:p>   "success":"1",</text:p>
            <text:p>   "data":{</text:p>
            <text:p>      "report_id":"11",</text:p>
            <text:p>      "closed":"0",</text:p>
            <text:p>      "car_number":"4444rr",</text:p>
            <text:p>      "date_start":"2024-03-26",</text:p>
            <text:p>      "date_end":"0000-00-00",</text:p>
            <text:p>      "speed_firsth":"23",</text:p>
            <text:p>      "speed_last":"0",</text:p>
            <text:p>      "last_comment":""</text:p>
            <text:p>   }</text:p>
            <text:p>}</text:p>
          </table:table-cell>
          <table:table-cell table:style-name="ce20" office:value-type="string" calcext:value-type="string" table:number-columns-spanned="1" table:number-rows-spanned="4">
            <text:p>1 - успех</text:p>
            <text:p>13 - Нет токена пользователя</text:p>
            <text:p>16 - Неверный токен пользователя</text:p>
            <text:p>3 - Уже есть открытый отчёт</text:p>
            <text:p>2 - Не заполнены обязательные поля</text:p>
            <text:p>4 - Не удалось открыть отчёт</text:p>
          </table:table-cell>
          <table:table-cell table:style-name="ce4" table:number-columns-spanned="1" table:number-rows-spanned="4"/>
          <table:table-cell table:style-name="ce4" table:number-columns-spanned="1" table:number-rows-spanned="4"/>
          <table:table-cell table:style-name="ce4" table:number-columns-repeated="55"/>
        </table:table-row>
        <table:table-row table:style-name="ro2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date_start*</text:p>
          </table:table-cell>
          <table:table-cell table:style-name="ce12" office:value-type="string" calcext:value-type="string">
            <text:p>Формат даты – 2024-03-26</text:p>
          </table:table-cell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car_number*</text:p>
          </table:table-cell>
          <table:table-cell table:style-name="ce12" office:value-type="string" calcext:value-type="string">
            <text:p>Номер машины</text:p>
          </table:table-cell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8">
          <table:covered-table-cell table:style-name="ce4"/>
          <table:covered-table-cell table:number-columns-repeated="2" table:style-name="ce15"/>
          <table:table-cell table:style-name="ce20" office:value-type="string" calcext:value-type="string">
            <text:p>speed_firsth*</text:p>
          </table:table-cell>
          <table:table-cell table:style-name="ce12" office:value-type="string" calcext:value-type="string">
            <text:p>Первые записи спидометра</text:p>
          </table:table-cell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table-cell table:style-name="ce4"/>
          <table:table-cell table:style-name="ce15" table:number-columns-repeated="2"/>
          <table:table-cell table:style-name="ce20"/>
          <table:table-cell table:style-name="ce12"/>
          <table:table-cell table:style-name="ce20" table:number-columns-repeated="2"/>
          <table:table-cell table:style-name="ce4" table:number-columns-repeated="57"/>
        </table:table-row>
        <table:table-row table:style-name="ro2">
          <table:table-cell table:style-name="ce4" table:number-columns-spanned="1" table:number-rows-spanned="11"/>
          <table:table-cell table:style-name="ce5" office:value-type="string" calcext:value-type="string" table:number-columns-spanned="1" table:number-rows-spanned="11">
            <text:p>/registration/</text:p>
          </table:table-cell>
          <table:table-cell table:style-name="ce15" office:value-type="string" calcext:value-type="string" table:number-columns-spanned="1" table:number-rows-spanned="11">
            <text:p>POST</text:p>
          </table:table-cell>
          <table:table-cell table:style-name="ce20" office:value-type="string" calcext:value-type="string">
            <text:p>name*</text:p>
          </table:table-cell>
          <table:table-cell table:style-name="ce12"/>
          <table:table-cell table:style-name="ce20" office:value-type="string" calcext:value-type="string" table:number-columns-spanned="1" table:number-rows-spanned="11">
            <text:p>{</text:p>
            <text:p>   "message":"ok",</text:p>
            <text:p>   "success":"1",</text:p>
            <text:p>   "data":[</text:p>
            <text:p>      </text:p>
            <text:p>   ]</text:p>
            <text:p>}</text:p>
          </table:table-cell>
          <table:table-cell table:style-name="ce20" office:value-type="string" calcext:value-type="string" table:number-columns-spanned="1" table:number-rows-spanned="11">
            <text:p>1 - успех</text:p>
            <text:p>2 - Не заполнены обязательные поля</text:p>
            <text:p>3 - Этот электронный адрес уже занят</text:p>
            <text:p>4 - Не удалось добавить клиента</text:p>
          </table:table-cell>
          <table:table-cell table:style-name="ce4" table:number-columns-spanned="1" table:number-rows-spanned="11"/>
          <table:table-cell table:style-name="ce4" table:number-columns-spanned="1" table:number-rows-spanned="11"/>
          <table:table-cell table:style-name="ce4" table:number-columns-repeated="55"/>
        </table:table-row>
        <table:table-row table:style-name="ro2">
          <table:covered-table-cell table:style-name="ce4"/>
          <table:covered-table-cell table:style-name="ce6"/>
          <table:covered-table-cell table:style-name="ce15"/>
          <table:table-cell table:style-name="ce20" office:value-type="string" calcext:value-type="string">
            <text:p>surname*</text:p>
          </table:table-cell>
          <table:table-cell table:style-name="ce12"/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covered-table-cell table:style-name="ce4"/>
          <table:covered-table-cell table:style-name="ce6"/>
          <table:covered-table-cell table:style-name="ce15"/>
          <table:table-cell table:style-name="ce20" office:value-type="string" calcext:value-type="string">
            <text:p>email*</text:p>
          </table:table-cell>
          <table:table-cell table:style-name="ce12"/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covered-table-cell table:style-name="ce4"/>
          <table:covered-table-cell table:style-name="ce6"/>
          <table:covered-table-cell table:style-name="ce15"/>
          <table:table-cell table:style-name="ce20" office:value-type="string" calcext:value-type="string">
            <text:p>password*</text:p>
          </table:table-cell>
          <table:table-cell table:style-name="ce12"/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covered-table-cell table:style-name="ce4"/>
          <table:covered-table-cell table:style-name="ce6"/>
          <table:covered-table-cell table:style-name="ce15"/>
          <table:table-cell table:style-name="ce20" office:value-type="string" calcext:value-type="string">
            <text:p>date_birth*</text:p>
          </table:table-cell>
          <table:table-cell table:style-name="ce12" office:value-type="string" calcext:value-type="string">
            <text:p>Формат даты – 2024-03-26</text:p>
          </table:table-cell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covered-table-cell table:style-name="ce4"/>
          <table:covered-table-cell table:style-name="ce6"/>
          <table:covered-table-cell table:style-name="ce15"/>
          <table:table-cell table:style-name="ce20" office:value-type="string" calcext:value-type="string">
            <text:p>car_number*</text:p>
          </table:table-cell>
          <table:table-cell table:style-name="ce12" office:value-type="string" calcext:value-type="string">
            <text:p>Номер машины</text:p>
          </table:table-cell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covered-table-cell table:style-name="ce4"/>
          <table:covered-table-cell table:style-name="ce6"/>
          <table:covered-table-cell table:style-name="ce15"/>
          <table:table-cell table:style-name="ce20" office:value-type="string" calcext:value-type="string">
            <text:p>license_id*</text:p>
          </table:table-cell>
          <table:table-cell table:style-name="ce12" office:value-type="string" calcext:value-type="string">
            <text:p>Номер прав</text:p>
          </table:table-cell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covered-table-cell table:style-name="ce4"/>
          <table:covered-table-cell table:style-name="ce6"/>
          <table:covered-table-cell table:style-name="ce15"/>
          <table:table-cell table:style-name="ce20" office:value-type="string" calcext:value-type="string">
            <text:p>fuel_card*</text:p>
          </table:table-cell>
          <table:table-cell table:style-name="ce12" office:value-type="string" calcext:value-type="string">
            <text:p>Топливная карта</text:p>
          </table:table-cell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covered-table-cell table:style-name="ce4"/>
          <table:covered-table-cell table:style-name="ce6"/>
          <table:covered-table-cell table:style-name="ce15"/>
          <table:table-cell table:style-name="ce20" office:value-type="string" calcext:value-type="string">
            <text:p>info</text:p>
          </table:table-cell>
          <table:table-cell table:style-name="ce12"/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10">
          <table:covered-table-cell table:style-name="ce4"/>
          <table:covered-table-cell table:style-name="ce6"/>
          <table:covered-table-cell table:style-name="ce15"/>
          <table:table-cell table:style-name="ce20" office:value-type="string" calcext:value-type="string">
            <text:p>images</text:p>
          </table:table-cell>
          <table:table-cell table:style-name="ce12" office:value-type="string" calcext:value-type="string">
            <text:p>Список файлов, зашифрованных с помощью base 64. Пишутся через запятую. Пример "{dataimage1,dataimage2,dataimage3}"</text:p>
          </table:table-cell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11">
          <table:covered-table-cell table:style-name="ce4"/>
          <table:covered-table-cell table:style-name="ce6"/>
          <table:covered-table-cell table:style-name="ce15"/>
          <table:table-cell table:style-name="ce20" office:value-type="string" calcext:value-type="string">
            <text:p>file_names</text:p>
          </table:table-cell>
          <table:table-cell table:style-name="ce12" office:value-type="string" calcext:value-type="string">
            <text:p>Список имён файлов для наборов данных из поля выше. Должны соответствовать каждый соответсвующему набору данных. Пишутся через запятую. Пример "{filename1,filename2,filename3}"</text:p>
          </table:table-cell>
          <table:covered-table-cell table:number-columns-repeated="2" table:style-name="ce20"/>
          <table:covered-table-cell table:number-columns-repeated="2" table:style-name="ce4"/>
          <table:table-cell table:style-name="ce4" table:number-columns-repeated="55"/>
        </table:table-row>
        <table:table-row table:style-name="ro2">
          <table:table-cell table:style-name="ce4"/>
          <table:table-cell table:style-name="ce15" table:number-columns-repeated="2"/>
          <table:table-cell table:style-name="ce20"/>
          <table:table-cell table:style-name="ce12"/>
          <table:table-cell table:style-name="ce20" table:number-columns-repeated="2"/>
          <table:table-cell table:style-name="ce4" table:number-columns-repeated="57"/>
        </table:table-row>
        <table:table-row table:style-name="ro9" table:number-rows-repeated="104849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heet2" table:style-name="ta1" table:print="false">
        <table:table-column table:style-name="co1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 style:data-style-name="N2" text:time-value="13:31:22.1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8H1M50S</meta:editing-duration>
    <meta:editing-cycles>79</meta:editing-cycles>
    <meta:generator>LibreOffice/7.3.3.2$Windows_X86_64 LibreOffice_project/d1d0ea68f081ee2800a922cac8f79445e4603348</meta:generator>
    <dc:date>2024-03-27T13:36:07.004000000</dc:date>
    <meta:document-statistic meta:table-count="3" meta:cell-count="166" meta:object-count="0"/>
    <meta:user-defined meta:name="Info 1"/>
    <meta:user-defined meta:name="Info 2"/>
    <meta:user-defined meta:name="Info 3"/>
    <meta:user-defined meta:name="Info 4"/>
  </office:meta>
</office:document-meta>
</file>